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officeooo:rsid="001be4fd" officeooo:paragraph-rsid="001be4fd" style:font-weight-asian="bold" style:font-weight-complex="bold"/>
    </style:style>
    <style:style style:name="P2" style:family="paragraph" style:parent-style-name="Standard">
      <style:text-properties fo:font-size="18pt" fo:font-weight="bold" officeooo:rsid="00185ed3" officeooo:paragraph-rsid="00185ed3" style:font-weight-asian="bold" style:font-weight-complex="bold"/>
    </style:style>
    <style:style style:name="P3" style:family="paragraph" style:parent-style-name="Standard">
      <style:text-properties fo:font-size="18pt" fo:font-weight="bold" officeooo:rsid="0018d1f5" officeooo:paragraph-rsid="0018d1f5" style:font-weight-asian="bold" style:font-weight-complex="bold"/>
    </style:style>
    <style:style style:name="P4" style:family="paragraph" style:parent-style-name="Standard">
      <style:text-properties officeooo:paragraph-rsid="001ba27f"/>
    </style:style>
    <style:style style:name="P5" style:family="paragraph" style:parent-style-name="Standard">
      <style:text-properties fo:font-size="12pt" fo:font-weight="normal" officeooo:rsid="001be4fd" officeooo:paragraph-rsid="001be4fd" style:font-weight-asian="normal" style:font-weight-complex="normal"/>
    </style:style>
    <style:style style:name="T1" style:family="text">
      <style:text-properties fo:font-weight="normal" style:font-weight-asian="normal" style:font-weight-complex="normal"/>
    </style:style>
    <style:style style:name="T2" style:family="text">
      <style:text-properties fo:font-size="16pt" fo:font-weight="bold" officeooo:rsid="001ba27f" style:font-weight-asian="bold" style:font-weight-complex="bold"/>
    </style:style>
    <style:style style:name="T3" style:family="text">
      <style:text-properties fo:font-size="14pt"/>
    </style:style>
    <style:style style:name="T4" style:family="text">
      <style:text-properties fo:font-size="14pt" fo:font-weight="normal" style:font-weight-asian="normal" style:font-weight-complex="normal"/>
    </style:style>
    <style:style style:name="T5" style:family="text">
      <style:text-properties fo:font-size="12pt"/>
    </style:style>
    <style:style style:name="T6" style:family="text">
      <style:text-properties fo:font-size="12pt"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earning: </text:p>
      <text:p text:style-name="P3"/>
      <text:p text:style-name="P3">Objective : is to <text:span text:style-name="T6">create a static website , website has a nav bar &amp; </text:span></text:p>
      <text:p text:style-name="P3"><text:span text:style-name="T6">some text. </text:span></text:p>
      <text:p text:style-name="P3"><text:span text:style-name="T6">Each content of nav bar is associated with a link – like thing, which </text:span></text:p>
      <text:p text:style-name="P3"><text:span text:style-name="T6">becomes highlighted on hovering like a capusle.</text:span></text:p>
      <text:p text:style-name="P3"><text:span text:style-name="T6"/></text:p>
      <text:p text:style-name="P3"><text:span text:style-name="T6">Below nav bar is the text in which some texts are highlighted when hovered.</text:span></text:p>
      <text:p text:style-name="P3"><text:span text:style-name="T6"/></text:p>
      <text:p text:style-name="P3"><text:span text:style-name="T5">Main point to note </text:span><text:span text:style-name="T6"><text:s/>is that the way highlight occurs. The task is to implement that </text:span></text:p>
      <text:p text:style-name="P3"><text:span text:style-name="T6">&amp; show smooth transition of highlighted capsules along with the mouse.</text:span></text:p>
      <text:p text:style-name="P3"><text:span text:style-name="T6"/></text:p>
      <text:p text:style-name="P3"><text:span text:style-name="T6"/></text:p>
      <text:p text:style-name="P4"><text:span text:style-name="T2">Nav tag : </text:span><text:span text:style-name="T6">The </text:span><text:span text:style-name="Strong_20_Emphasis"><text:span text:style-name="T5">HTML </text:span></text:span><text:span text:style-name="Strong_20_Emphasis"><text:span text:style-name="Source_20_Text"><text:span text:style-name="T5">&lt;nav&gt;</text:span></text:span></text:span><text:span text:style-name="Strong_20_Emphasis"><text:span text:style-name="T5"> element</text:span></text:span><text:span text:style-name="T6"> represents a section of a page whose purpose is to provide navigation links, either within the current document or to other documents. Common examples of navigation sections are menus, tables of contents, and indexes.</text:span></text:p>
      <text:p text:style-name="P4"><text:span text:style-name="T6"/></text:p>
      <text:p text:style-name="P4"><text:span text:style-name="T6">The &lt;nav&gt; tag is used to declaring the navigational section in HTML documents. Websites typically have sections dedicated to navigational links, which enables user to navigate the site. These links can be placed inside a nav tag.</text:span></text:p>
      <text:p text:style-name="P4"><text:span text:style-name="T6"/></text:p>
      <text:p text:style-name="P1">What is the difference between nav &amp; div tag ?</text:p>
      <text:p text:style-name="P5">Technically they work the same way, but for search engines that tells them there is a navigation area.</text:p>
      <text:p text:style-name="P5"/>
      <text:p text:style-name="P5"/>
      <text:p text:style-name="P1"><text:span text:style-name="T6">Both will output same design but using </text:span><text:span text:style-name="Source_20_Text"><text:span text:style-name="T6">nav</text:span></text:span><text:span text:style-name="T6"> tag is more semantic in approach. It represents main navigation of your page. using nav tag helps search engine recognize which is your main navigation on the page. there might be other links too but your top menu is the main menu. Hope this helps</text:span></text:p>
      <text:p text:style-name="P1"><text:span text:style-name="T6"/></text:p>
      <text:p text:style-name="P1"><text:span text:style-name="T6"/></text:p>
      <text:p text:style-name="P1"><text:span text:style-name="T6"/></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2-14T15:35:07.728761184</meta:creation-date>
    <dc:date>2021-02-14T15:54:50.274816945</dc:date>
    <meta:editing-duration>PT19M40S</meta:editing-duration>
    <meta:editing-cycles>7</meta:editing-cycles>
    <meta:generator>LibreOffice/7.0.4.2$Linux_X86_64 LibreOffice_project/1c5f81ee28659974774060c3fe084e73b3bd074b</meta:generator>
    <meta:document-statistic meta:table-count="0" meta:image-count="0" meta:object-count="0" meta:page-count="1" meta:paragraph-count="13" meta:word-count="238" meta:character-count="1352" meta:non-whitespace-character-count="1120"/>
  </office:meta>
</office:document-meta>
</file>